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>
            <text:p>Course en ligne</text:p>
          </table:table-cell>
          <table:table-cell table:number-columns-repeated="6"/>
          <table:table-cell office:value-type="string">
            <text:p>Clm</text:p>
          </table:table-cell>
          <table:table-cell table:number-columns-repeated="3"/>
        </table:table-row>
        <table:table-row table:style-name="ro1">
          <table:table-cell office:value-type="string">
            <text:p>Pays</text:p>
          </table:table-cell>
          <table:table-cell office:value-type="string">
            <text:p>Pays Code</text:p>
          </table:table-cell>
          <table:table-cell office:value-type="string">
            <text:p>ID course en ligne</text:p>
          </table:table-cell>
          <table:table-cell office:value-type="string">
            <text:p>jour</text:p>
          </table:table-cell>
          <table:table-cell office:value-type="string">
            <text:p>mois</text:p>
          </table:table-cell>
          <table:table-cell office:value-type="string">
            <text:p>année</text:p>
          </table:table-cell>
          <table:table-cell office:value-type="string">
            <text:p>vainqueur</text:p>
          </table:table-cell>
          <table:table-cell office:value-type="string">
            <text:p>Pays</text:p>
          </table:table-cell>
          <table:table-cell office:value-type="string">
            <text:p>Pays Code</text:p>
          </table:table-cell>
          <table:table-cell office:value-type="string">
            <text:p>ID clm</text:p>
          </table:table-cell>
          <table:table-cell office:value-type="string">
            <text:p>jour</text:p>
          </table:table-cell>
          <table:table-cell office:value-type="string">
            <text:p>mois</text:p>
          </table:table-cell>
          <table:table-cell office:value-type="string">
            <text:p>année</text:p>
          </table:table-cell>
          <table:table-cell office:value-type="string">
            <text:p>vainqueur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Q142</text:p>
          </table:table-cell>
          <table:table-cell office:value-type="string">
            <text:p>Q3033284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  <table:table-cell office:value-type="string">
            <text:p>Q21005179</text:p>
          </table:table-cell>
          <table:table-cell office:value-type="string">
            <text:p>France</text:p>
          </table:table-cell>
          <table:table-cell office:value-type="string">
            <text:p>Q142</text:p>
          </table:table-cell>
          <table:table-cell office:value-type="string">
            <text:p>Q3033280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  <table:table-cell office:value-type="string">
            <text:p>Q287083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Q142</text:p>
          </table:table-cell>
          <table:table-cell office:value-type="string">
            <text:p>Q3033284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Q460879</text:p>
          </table:table-cell>
          <table:table-cell office:value-type="string">
            <text:p>France</text:p>
          </table:table-cell>
          <table:table-cell office:value-type="string">
            <text:p>Q142</text:p>
          </table:table-cell>
          <table:table-cell office:value-type="string">
            <text:p>Q3033280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Q287083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2"/>
          <table:table-cell table:style-name="ce1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9/10/2018</text:date>, <text:time>22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3S</meta:editing-duration>
    <meta:editing-cycles>5</meta:editing-cycles>
    <meta:generator>OpenOffice/4.1.3$Win32 OpenOffice.org_project/413m1$Build-9783</meta:generator>
    <dc:date>2018-10-19T22:55:59.45</dc:date>
    <dc:creator>Maxime Delzenne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